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4571196690736176699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6805895365678632290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3535639036022839317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06T21:11:00.54</dc:date>
    <dc:creator>James Lombardi</dc:creator>
    <meta:editing-duration>PT21H31M47S</meta:editing-duration>
    <meta:editing-cycles>109</meta:editing-cycles>
    <meta:document-statistic meta:table-count="0" meta:image-count="0" meta:object-count="0" meta:page-count="11" meta:paragraph-count="357" meta:word-count="3839" meta:character-count="19456"/>
  </office:meta>
</office:document-meta>
</file>